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GetSetValue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0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01:09:19.565866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4T01:48:20.456318748</dc:date>
    <dc:creator>Mikis Hofer</dc:creator>
    <meta:editing-duration>PT10H5M8S</meta:editing-duration>
    <meta:editing-cycles>58</meta:editing-cycles>
    <meta:generator>LibreOffice/7.0.4.2$Linux_X86_64 LibreOffice_project/00$Build-2</meta:generator>
    <meta:document-statistic meta:table-count="1" meta:cell-count="71" meta:object-count="6"/>
  </office:meta>
</office:document-meta>
</file>